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T1" style:family="text">
      <style:text-properties fo:font-family="Cambria" style:font-family-generic="roman" style:font-pitch="variable" fo:font-weight="bold" style:font-weight-asian="bold"/>
    </style:style>
    <style:style style:name="T2" style:family="text">
      <style:text-properties fo:font-family="Cambria" style:font-family-generic="roman" style:font-pitch="variab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SOURCE<text:tab/>VAR<text:tab/>PROP<text:tab/>CAT<text:tab/>TYPE<text:tab/>NATURE<text:tab/>INTERFACE</text:span></text:p>
      <text:p text:style-name="P1"><text:span text:style-name="T2">A<text:tab/>CfgS<text:tab/>emg<text:tab/>I<text:tab/>number<text:tab/>ACK<text:tab/>_</text:span></text:p>
      <text:p text:style-name="P1"><text:span text:style-name="T2">P<text:tab/>CfgS<text:tab/>emg<text:tab/>V<text:tab/>enum<text:tab/>Event<text:tab/>oui</text:span></text:p>
      <text:p text:style-name="P1"><text:span text:style-name="T2">A<text:tab/>CfgS<text:tab/>modeRZ<text:tab/>I<text:tab/>enum<text:tab/>ACK<text:tab/>_</text:span></text:p>
      <text:p text:style-name="P1"><text:span text:style-name="T2">P<text:tab/>CfgS<text:tab/>modeRZ<text:tab/>V<text:tab/>enum<text:tab/>Config<text:tab/>oui</text:span></text:p>
      <text:p text:style-name="P1"><text:span text:style-name="T2">P<text:tab/>CfgS<text:tab/>modeRZ<text:tab/>V<text:tab/>enum<text:tab/>Config<text:tab/>oui</text:span></text:p>
      <text:p text:style-name="P1"><text:span text:style-name="T2">S<text:tab/>CfgS<text:tab/>modeRZ<text:tab/>I<text:tab/>enum<text:tab/>ACK<text:tab/>oui</text:span></text:p>
      <text:p text:style-name="P1"><text:span text:style-name="T2">A<text:tab/>CfgS<text:tab/>reset<text:tab/>I<text:tab/>enum<text:tab/>ACK<text:tab/>_</text:span></text:p>
      <text:p text:style-name="P1"><text:span text:style-name="T2">P<text:tab/>CfgS<text:tab/>reset<text:tab/>V<text:tab/>boolean<text:tab/>Event<text:tab/>oui</text:span></text:p>
      <text:p text:style-name="P1"><text:span text:style-name="T2">P<text:tab/>CfgS<text:tab/>reset<text:tab/>V<text:tab/>enum<text:tab/>Event<text:tab/>oui</text:span></text:p>
      <text:p text:style-name="P1"><text:span text:style-name="T2">A<text:tab/>CfgS<text:tab/>typePtge<text:tab/>I<text:tab/>enum<text:tab/>ACK<text:tab/>_</text:span></text:p>
      <text:p text:style-name="P1"><text:span text:style-name="T2">P<text:tab/>CfgS<text:tab/>typePtge<text:tab/>V<text:tab/>enum<text:tab/>Config<text:tab/>oui</text:span></text:p>
      <text:p text:style-name="P1"><text:span text:style-name="T2">P<text:tab/>CfgS<text:tab/>typePtge<text:tab/>V<text:tab/>enum<text:tab/>Config<text:tab/>oui</text:span></text:p>
      <text:p text:style-name="P1"><text:span text:style-name="T2">S<text:tab/>CfgS<text:tab/>typePtge<text:tab/>I<text:tab/>enum<text:tab/>ACK<text:tab/>oui</text:span></text:p>
      <text:p text:style-name="P1"><text:span text:style-name="T2">P<text:tab/>CfgS<text:tab/>typeReseau<text:tab/>V<text:tab/>enum<text:tab/>Config<text:tab/>oui</text:span></text:p>
      <text:p text:style-name="P1"><text:span text:style-name="T2">S<text:tab/>CfgS<text:tab/>typeReseau<text:tab/>I<text:tab/>enum<text:tab/>ACK<text:tab/>oui</text:span></text:p>
      <text:p text:style-name="P1"><text:span text:style-name="T2">P<text:tab/>Urg<text:tab/>clear<text:tab/>V<text:tab/>boolean<text:tab/>Event<text:tab/>oui</text:span></text:p>
      <text:p text:style-name="P1"><text:span text:style-name="T2">P<text:tab/>Urg<text:tab/>clear<text:tab/>V<text:tab/>enum<text:tab/>Event<text:tab/>oui</text:span></text:p>
      <text:p text:style-name="P1"><text:span text:style-name="T2">A<text:tab/>Urg<text:tab/>etat<text:tab/>E<text:tab/>enum<text:tab/>Etat<text:tab/>oui</text:span></text:p>
      <text:p text:style-name="P1"><text:span text:style-name="T2">A<text:tab/>Urg<text:tab/>etat<text:tab/>I<text:tab/>enum<text:tab/>Etat<text:tab/>oui</text:span></text:p>
      <text:p text:style-name="P1"><text:span text:style-name="T2">S<text:tab/>Urg<text:tab/>niveau<text:tab/>I<text:tab/>enum<text:tab/>Etat<text:tab/>oui</text:span></text:p>
      <text:p text:style-name="P1"><text:span text:style-name="T2">A<text:tab/>Urg<text:tab/>source<text:tab/>E<text:tab/>enum<text:tab/>Etat<text:tab/>oui</text:span></text:p>
      <text:p text:style-name="P1"><text:span text:style-name="T2">E<text:tab/>Urg<text:tab/>source<text:tab/>E<text:tab/>enum<text:tab/>Etat<text:tab/>oui</text:span></text:p>
      <text:p text:style-name="P1"><text:span text:style-name="T2">S<text:tab/>Urg<text:tab/>statut<text:tab/>I<text:tab/>enum<text:tab/>Etat<text:tab/>oui</text:span></text:p>
      <text:p text:style-name="P1"><text:span text:style-name="T2">E<text:tab/>COM<text:tab/>debug<text:tab/>I<text:tab/>string<text:tab/>_<text:tab/>_</text:span></text:p>
      <text:p text:style-name="P1"><text:span text:style-name="T2">E<text:tab/>COM<text:tab/>error<text:tab/>I<text:tab/>string<text:tab/>_<text:tab/>_</text:span></text:p>
      <text:p text:style-name="P1"><text:span text:style-name="T2">E<text:tab/>COM<text:tab/>info<text:tab/>I<text:tab/>string<text:tab/>_<text:tab/>_</text:span></text:p>
      <text:p text:style-name="P1"><text:span text:style-name="T2">E<text:tab/>COM<text:tab/>warn<text:tab/>I<text:tab/>string<text:tab/>_<text:tab/>_</text:span></text:p>
      <text:p text:style-name="P1"><text:span text:style-name="T2">S<text:tab/>Sys<text:tab/>dataContBatt<text:tab/>F<text:tab/>number<text:tab/>Etat<text:tab/>oui</text:span></text:p>
      <text:p text:style-name="P1"><text:span text:style-name="T2">S<text:tab/>Sys<text:tab/>dataContCpu<text:tab/>F<text:tab/>number<text:tab/>Etat<text:tab/>oui</text:span></text:p>
      <text:p text:style-name="P1"><text:span text:style-name="T2">S<text:tab/>Sys<text:tab/>dataContMem<text:tab/>F<text:tab/>number<text:tab/>Etat<text:tab/>_</text:span></text:p>
      <text:p text:style-name="P1"><text:span text:style-name="T2">S<text:tab/>Sys<text:tab/>dataContStorage<text:tab/>F<text:tab/>number<text:tab/>Etat<text:tab/>_</text:span></text:p>
      <text:p text:style-name="P1"><text:span text:style-name="T2">S<text:tab/>Sys<text:tab/>dataContThermal<text:tab/>F<text:tab/>number<text:tab/>Etat<text:tab/>oui</text:span></text:p>
      <text:p text:style-name="P1"><text:span text:style-name="T2">S<text:tab/>Sys<text:tab/>dataMoyBatt<text:tab/>F<text:tab/>number<text:tab/>Etat<text:tab/>_</text:span></text:p>
      <text:p text:style-name="P1"><text:span text:style-name="T2">S<text:tab/>Sys<text:tab/>dataMoyCpu<text:tab/>F<text:tab/>number<text:tab/>Etat<text:tab/>_</text:span></text:p>
      <text:p text:style-name="P1"><text:span text:style-name="T2">S<text:tab/>Sys<text:tab/>dataMoyMem<text:tab/>F<text:tab/>number<text:tab/>Etat<text:tab/>_</text:span></text:p>
      <text:p text:style-name="P1"><text:span text:style-name="T2">S<text:tab/>Sys<text:tab/>dataMoyStorage<text:tab/>F<text:tab/>number<text:tab/>Etat<text:tab/>_</text:span></text:p>
      <text:p text:style-name="P1"><text:span text:style-name="T2">S<text:tab/>Sys<text:tab/>dataMoyThermal<text:tab/>F<text:tab/>number<text:tab/>Etat<text:tab/>_</text:span></text:p>
      <text:p text:style-name="P1"><text:span text:style-name="T2">P<text:tab/>Sys<text:tab/>modeSys<text:tab/>V<text:tab/>enum<text:tab/>Config<text:tab/>oui</text:span></text:p>
      <text:p text:style-name="P1"><text:span text:style-name="T2">S<text:tab/>Sys<text:tab/>modeSys<text:tab/>I<text:tab/>enum<text:tab/>ACK<text:tab/>oui</text:span></text:p>
      <text:p text:style-name="P1"><text:span text:style-name="T2">P<text:tab/>Sys<text:tab/>paraSys<text:tab/>V<text:tab/>object<text:tab/>Config<text:tab/>_</text:span></text:p>
      <text:p text:style-name="P1"><text:span text:style-name="T2">S<text:tab/>Sys<text:tab/>paraSys<text:tab/>I<text:tab/>object<text:tab/>ACK<text:tab/>_</text:span></text:p>
      <text:p text:style-name="P1"><text:span text:style-name="T2">S<text:tab/>Sys<text:tab/>uptime<text:tab/>I<text:tab/>number<text:tab/>Etat<text:tab/>_</text:span></text:p>
      <text:p text:style-name="P1"><text:span text:style-name="T2">P<text:tab/>Gyro<text:tab/>angleVSEBase<text:tab/>V<text:tab/>number<text:tab/>Config<text:tab/>_</text:span></text:p>
      <text:p text:style-name="P1"><text:span text:style-name="T2">S<text:tab/>Gyro<text:tab/>angleVSEBase<text:tab/>I<text:tab/>number<text:tab/>ACK<text:tab/>_</text:span></text:p>
      <text:p text:style-name="P1"><text:span text:style-name="T2">S<text:tab/>Gyro<text:tab/>dataContGyro<text:tab/>F<text:tab/>string<text:tab/>Etat<text:tab/>_</text:span></text:p>
      <text:p text:style-name="P1"><text:span text:style-name="T2">S<text:tab/>Gyro<text:tab/>dataMoyGyro<text:tab/>F<text:tab/>string<text:tab/>Etat<text:tab/>_</text:span></text:p>
      <text:p text:style-name="P1"><text:span text:style-name="T2">P<text:tab/>Gyro<text:tab/>modeGyro<text:tab/>V<text:tab/>enum<text:tab/>Config<text:tab/>oui</text:span></text:p>
      <text:p text:style-name="P1"><text:span text:style-name="T2">S<text:tab/>Gyro<text:tab/>modeGyro<text:tab/>I<text:tab/>enum<text:tab/>ACK<text:tab/>oui</text:span></text:p>
      <text:p text:style-name="P1"><text:span text:style-name="T2">P<text:tab/>Gyro<text:tab/>paraGyro<text:tab/>V<text:tab/>object<text:tab/>Config<text:tab/>_</text:span></text:p>
      <text:p text:style-name="P1"><text:soft-page-break/><text:span text:style-name="T2">S<text:tab/>Gyro<text:tab/>paraGyro<text:tab/>I<text:tab/>object<text:tab/>ACK<text:tab/>_</text:span></text:p>
      <text:p text:style-name="P1"><text:span text:style-name="T2">S<text:tab/>Gyro<text:tab/>statusGyro<text:tab/>E<text:tab/>enum<text:tab/>Etat<text:tab/>oui</text:span></text:p>
      <text:p text:style-name="P1"><text:span text:style-name="T2">S<text:tab/>Mag<text:tab/>DataContGeo<text:tab/>F<text:tab/>number<text:tab/>Etat<text:tab/>oui</text:span></text:p>
      <text:p text:style-name="P1"><text:span text:style-name="T2">S<text:tab/>Mag<text:tab/>DataContMg<text:tab/>F<text:tab/>number<text:tab/>Etat<text:tab/>oui</text:span></text:p>
      <text:p text:style-name="P1"><text:span text:style-name="T2">S<text:tab/>Mag<text:tab/>DataMoyGeo<text:tab/>F<text:tab/>number<text:tab/>Etat<text:tab/>_</text:span></text:p>
      <text:p text:style-name="P1"><text:span text:style-name="T2">S<text:tab/>Mag<text:tab/>DataMoyMg<text:tab/>F<text:tab/>number<text:tab/>Etat<text:tab/>_</text:span></text:p>
      <text:p text:style-name="P1"><text:span text:style-name="T2">S<text:tab/>Mag<text:tab/>dataContBrut<text:tab/>F<text:tab/>string<text:tab/>Etat<text:tab/>_</text:span></text:p>
      <text:p text:style-name="P1"><text:span text:style-name="T2">P<text:tab/>Mag<text:tab/>modeMg<text:tab/>V<text:tab/>enum<text:tab/>Config<text:tab/>oui</text:span></text:p>
      <text:p text:style-name="P1"><text:span text:style-name="T2">S<text:tab/>Mag<text:tab/>modeMg<text:tab/>I<text:tab/>enum<text:tab/>ACK<text:tab/>oui</text:span></text:p>
      <text:p text:style-name="P1"><text:span text:style-name="T2">P<text:tab/>Mag<text:tab/>paraMg<text:tab/>V<text:tab/>object<text:tab/>Config<text:tab/>_</text:span></text:p>
      <text:p text:style-name="P1"><text:span text:style-name="T2">S<text:tab/>Mag<text:tab/>paraMg<text:tab/>I<text:tab/>object<text:tab/>ACK<text:tab/>_</text:span></text:p>
      <text:p text:style-name="P1"><text:span text:style-name="T2">S<text:tab/>CamSE<text:tab/>StreamURL<text:tab/>I<text:tab/>string<text:tab/>Etat<text:tab/>oui</text:span></text:p>
      <text:p text:style-name="P1"><text:span text:style-name="T2">S<text:tab/>CamSE<text:tab/>error<text:tab/>E<text:tab/>enum<text:tab/>Event<text:tab/>oui</text:span></text:p>
      <text:p text:style-name="P1"><text:span text:style-name="T2">P<text:tab/>CamSE<text:tab/>modeCam<text:tab/>V<text:tab/>enum<text:tab/>Config<text:tab/>oui</text:span></text:p>
      <text:p text:style-name="P1"><text:span text:style-name="T2">S<text:tab/>CamSE<text:tab/>modeCam<text:tab/>I<text:tab/>enum<text:tab/>ACK<text:tab/>oui</text:span></text:p>
      <text:p text:style-name="P1"><text:span text:style-name="T2">P<text:tab/>CamSE<text:tab/>paraCam<text:tab/>V<text:tab/>object<text:tab/>Config<text:tab/>_</text:span></text:p>
      <text:p text:style-name="P1"><text:span text:style-name="T2">S<text:tab/>CamSE<text:tab/>paraCam<text:tab/>I<text:tab/>object<text:tab/>ACK<text:tab/>_</text:span></text:p>
      <text:p text:style-name="P1"><text:span text:style-name="T2">P<text:tab/>CamSE<text:tab/>snap<text:tab/>V<text:tab/>boolean<text:tab/>Event<text:tab/>oui</text:span></text:p>
      <text:p text:style-name="P1"><text:span text:style-name="T2">P<text:tab/>TorchSE<text:tab/>active<text:tab/>V<text:tab/>enum<text:tab/>Config<text:tab/>oui</text:span></text:p>
      <text:p text:style-name="P1"><text:span text:style-name="T2">S<text:tab/>TorchSE<text:tab/>active<text:tab/>I<text:tab/>enum<text:tab/>ACK<text:tab/>oui</text:span></text:p>
      <text:p text:style-name="P1"><text:span text:style-name="T2">S<text:tab/>MicroSE<text:tab/>alerte<text:tab/>E<text:tab/>enum<text:tab/>Etat<text:tab/>_</text:span></text:p>
      <text:p text:style-name="P1"><text:span text:style-name="T2">S<text:tab/>MicroSE<text:tab/>dataContRMS<text:tab/>F<text:tab/>number<text:tab/>Etat<text:tab/>_</text:span></text:p>
      <text:p text:style-name="P1"><text:span text:style-name="T2">S<text:tab/>MicroSE<text:tab/>direction<text:tab/>F<text:tab/>number<text:tab/>Etat<text:tab/>_</text:span></text:p>
      <text:p text:style-name="P1"><text:span text:style-name="T2">P<text:tab/>MicroSE<text:tab/>modeMicro<text:tab/>V<text:tab/>enum<text:tab/>Config<text:tab/>_</text:span></text:p>
      <text:p text:style-name="P1"><text:span text:style-name="T2">S<text:tab/>MicroSE<text:tab/>modeMicro<text:tab/>I<text:tab/>enum<text:tab/>ACK<text:tab/>_</text:span></text:p>
      <text:p text:style-name="P1"><text:span text:style-name="T2">P<text:tab/>MicroSE<text:tab/>paraMicro<text:tab/>V<text:tab/>object<text:tab/>Config<text:tab/>_</text:span></text:p>
      <text:p text:style-name="P1"><text:span text:style-name="T2">S<text:tab/>MicroSE<text:tab/>paraMicro<text:tab/>I<text:tab/>object<text:tab/>ACK<text:tab/>_</text:span></text:p>
      <text:p text:style-name="P1"><text:span text:style-name="T2">S<text:tab/>STT<text:tab/>context<text:tab/>I<text:tab/>enum<text:tab/>Etat<text:tab/>oui</text:span></text:p>
      <text:p text:style-name="P1"><text:span text:style-name="T2">S<text:tab/>STT<text:tab/>intent<text:tab/>A<text:tab/>object<text:tab/>Intent<text:tab/>_</text:span></text:p>
      <text:p text:style-name="P1"><text:span text:style-name="T2">P<text:tab/>STT<text:tab/>modeSTT<text:tab/>V<text:tab/>enum<text:tab/>Config<text:tab/>oui</text:span></text:p>
      <text:p text:style-name="P1"><text:span text:style-name="T2">S<text:tab/>STT<text:tab/>modeSTT<text:tab/>I<text:tab/>enum<text:tab/>ACK<text:tab/>oui</text:span></text:p>
      <text:p text:style-name="P1"><text:span text:style-name="T2">P<text:tab/>STT<text:tab/>paraSTT<text:tab/>V<text:tab/>object<text:tab/>Config<text:tab/>_</text:span></text:p>
      <text:p text:style-name="P1"><text:span text:style-name="T2">P<text:tab/>Voice<text:tab/>tts<text:tab/>A<text:tab/>string<text:tab/>Event<text:tab/>_</text:span></text:p>
      <text:p text:style-name="P1"><text:span text:style-name="T2">P<text:tab/>Appli<text:tab/>Baby<text:tab/>A<text:tab/>enum<text:tab/>Config<text:tab/>oui</text:span></text:p>
      <text:p text:style-name="P1"><text:span text:style-name="T2">S<text:tab/>Appli<text:tab/>Baby<text:tab/>I<text:tab/>enum<text:tab/>ACK<text:tab/>oui</text:span></text:p>
      <text:p text:style-name="P1"><text:span text:style-name="T2">P<text:tab/>Appli<text:tab/>BabyMonitor<text:tab/>A<text:tab/>enum<text:tab/>Config<text:tab/>oui</text:span></text:p>
      <text:p text:style-name="P1"><text:span text:style-name="T2">S<text:tab/>Appli<text:tab/>BabyMonitor<text:tab/>I<text:tab/>enum<text:tab/>ACK<text:tab/>oui</text:span></text:p>
      <text:p text:style-name="P1"><text:span text:style-name="T2">P<text:tab/>Appli<text:tab/>ExprTasker<text:tab/>A<text:tab/>string<text:tab/>Event<text:tab/>_</text:span></text:p>
      <text:p text:style-name="P1"><text:span text:style-name="T2">S<text:tab/>Appli<text:tab/>ExprTasker<text:tab/>I<text:tab/>enum<text:tab/>ACK<text:tab/>_</text:span></text:p>
      <text:p text:style-name="P1"><text:span text:style-name="T2">P<text:tab/>Appli<text:tab/>NavGPS<text:tab/>A<text:tab/>enum<text:tab/>Config<text:tab/>oui</text:span></text:p>
      <text:p text:style-name="P1"><text:span text:style-name="T2">S<text:tab/>Appli<text:tab/>NavGPS<text:tab/>I<text:tab/>enum<text:tab/>ACK<text:tab/>oui</text:span></text:p>
      <text:p text:style-name="P1"><text:span text:style-name="T2">P<text:tab/>Appli<text:tab/>tasker<text:tab/>A<text:tab/>enum<text:tab/>Config<text:tab/>oui</text:span></text:p>
      <text:p text:style-name="P1"><text:span text:style-name="T2">S<text:tab/>Appli<text:tab/>tasker<text:tab/>I<text:tab/>enum<text:tab/>ACK<text:tab/>oui</text:span></text:p>
      <text:p text:style-name="P1"><text:span text:style-name="T2">P<text:tab/>Appli<text:tab/>zoom<text:tab/>A<text:tab/>enum<text:tab/>Config<text:tab/>oui</text:span></text:p>
      <text:p text:style-name="P1"><text:span text:style-name="T2">S<text:tab/>Appli<text:tab/>zoom<text:tab/>I<text:tab/>enum<text:tab/>ACK<text:tab/>oui</text:span></text:p>
      <text:p text:style-name="P1"><text:span text:style-name="T2">A<text:tab/>System<text:tab/>boot<text:tab/>I<text:tab/>enum<text:tab/>Etat<text:tab/>oui</text:span></text:p>
      <text:p text:style-name="P1"><text:span text:style-name="T2">A<text:tab/>Mtr<text:tab/>act<text:tab/>I<text:tab/>boolean<text:tab/>ACK<text:tab/>_</text:span></text:p>
      <text:p text:style-name="P1"><text:span text:style-name="T2">P<text:tab/>Mtr<text:tab/>act<text:tab/>V<text:tab/>boolean<text:tab/>Config<text:tab/>oui</text:span></text:p>
      <text:p text:style-name="P1"><text:span text:style-name="T2">P<text:tab/>Mtr<text:tab/>cmd<text:tab/>V<text:tab/>string<text:tab/>Config<text:tab/>oui</text:span></text:p>
      <text:p text:style-name="P1"><text:span text:style-name="T2">A<text:tab/>Mtr<text:tab/>kturn<text:tab/>I<text:tab/>number<text:tab/>ACK<text:tab/>_</text:span></text:p>
      <text:p text:style-name="P1"><text:span text:style-name="T2">P<text:tab/>Mtr<text:tab/>kturn<text:tab/>V<text:tab/>number<text:tab/>Config<text:tab/>oui</text:span></text:p>
      <text:p text:style-name="P1"><text:soft-page-break/><text:span text:style-name="T2">A<text:tab/>Mtr<text:tab/>override<text:tab/>I<text:tab/>enum<text:tab/>ACK<text:tab/>_</text:span></text:p>
      <text:p text:style-name="P1"><text:span text:style-name="T2">P<text:tab/>Mtr<text:tab/>override<text:tab/>V<text:tab/>enum<text:tab/>Event<text:tab/>oui</text:span></text:p>
      <text:p text:style-name="P1"><text:span text:style-name="T2">P<text:tab/>Mtr<text:tab/>read<text:tab/>V<text:tab/>enum<text:tab/>Event<text:tab/>_</text:span></text:p>
      <text:p text:style-name="P1"><text:span text:style-name="T2">A<text:tab/>Mtr<text:tab/>scale<text:tab/>I<text:tab/>number<text:tab/>ACK<text:tab/>_</text:span></text:p>
      <text:p text:style-name="P1"><text:span text:style-name="T2">P<text:tab/>Mtr<text:tab/>scale<text:tab/>V<text:tab/>number<text:tab/>Config<text:tab/>oui</text:span></text:p>
      <text:p text:style-name="P1"><text:span text:style-name="T2">A<text:tab/>Mtr<text:tab/>state<text:tab/>I<text:tab/>string<text:tab/>Etat<text:tab/>_</text:span></text:p>
      <text:p text:style-name="P1"><text:span text:style-name="T2">A<text:tab/>Mtr<text:tab/>stop<text:tab/>I<text:tab/>enum<text:tab/>ACK<text:tab/>_</text:span></text:p>
      <text:p text:style-name="P1"><text:span text:style-name="T2">P<text:tab/>Mtr<text:tab/>stop<text:tab/>V<text:tab/>enum<text:tab/>Event<text:tab/>oui</text:span></text:p>
      <text:p text:style-name="P1"><text:span text:style-name="T2">A<text:tab/>Mtr<text:tab/>targets<text:tab/>I<text:tab/>string<text:tab/>Etat<text:tab/>oui</text:span></text:p>
      <text:p text:style-name="P1"><text:span text:style-name="T2">A<text:tab/>Odom<text:tab/>act<text:tab/>I<text:tab/>boolean<text:tab/>info<text:tab/>_</text:span></text:p>
      <text:p text:style-name="P1"><text:span text:style-name="T2">P<text:tab/>Odom<text:tab/>act<text:tab/>V<text:tab/>boolean<text:tab/>cmd<text:tab/>_</text:span></text:p>
      <text:p text:style-name="P1"><text:span text:style-name="T2">A<text:tab/>Odom<text:tab/>compass<text:tab/>I<text:tab/>enum<text:tab/>info<text:tab/>_</text:span></text:p>
      <text:p text:style-name="P1"><text:span text:style-name="T2">S<text:tab/>Odom<text:tab/>compass<text:tab/>V<text:tab/>string<text:tab/>fusion<text:tab/>_</text:span></text:p>
      <text:p text:style-name="P1"><text:span text:style-name="T2">A<text:tab/>Odom<text:tab/>freq<text:tab/>I<text:tab/>number<text:tab/>info<text:tab/>_</text:span></text:p>
      <text:p text:style-name="P1"><text:span text:style-name="T2">P<text:tab/>Odom<text:tab/>freq<text:tab/>V<text:tab/>number<text:tab/>param<text:tab/>_</text:span></text:p>
      <text:p text:style-name="P1"><text:span text:style-name="T2">A<text:tab/>Odom<text:tab/>freqPos<text:tab/>I<text:tab/>number<text:tab/>info<text:tab/>_</text:span></text:p>
      <text:p text:style-name="P1"><text:span text:style-name="T2">P<text:tab/>Odom<text:tab/>freqPos<text:tab/>V<text:tab/>number<text:tab/>param<text:tab/>_</text:span></text:p>
      <text:p text:style-name="P1"><text:span text:style-name="T2">A<text:tab/>Odom<text:tab/>freqVel<text:tab/>I<text:tab/>number<text:tab/>info<text:tab/>_</text:span></text:p>
      <text:p text:style-name="P1"><text:span text:style-name="T2">P<text:tab/>Odom<text:tab/>freqVel<text:tab/>V<text:tab/>number<text:tab/>param<text:tab/>_</text:span></text:p>
      <text:p text:style-name="P1"><text:span text:style-name="T2">A<text:tab/>Odom<text:tab/>gyro<text:tab/>I<text:tab/>enum<text:tab/>info<text:tab/>_</text:span></text:p>
      <text:p text:style-name="P1"><text:span text:style-name="T2">S<text:tab/>Odom<text:tab/>gyro<text:tab/>V<text:tab/>string<text:tab/>fusion<text:tab/>_</text:span></text:p>
      <text:p text:style-name="P1"><text:span text:style-name="T2">A<text:tab/>Odom<text:tab/>mode<text:tab/>I<text:tab/>enum<text:tab/>info<text:tab/>_</text:span></text:p>
      <text:p text:style-name="P1"><text:span text:style-name="T2">P<text:tab/>Odom<text:tab/>mode<text:tab/>V<text:tab/>enum<text:tab/>cmd<text:tab/>_</text:span></text:p>
      <text:p text:style-name="P1"><text:span text:style-name="T2">A<text:tab/>Odom<text:tab/>paraOdom<text:tab/>I<text:tab/>string<text:tab/>info<text:tab/>_</text:span></text:p>
      <text:p text:style-name="P1"><text:span text:style-name="T2">P<text:tab/>Odom<text:tab/>paraOdom<text:tab/>V<text:tab/>string<text:tab/>param<text:tab/>_</text:span></text:p>
      <text:p text:style-name="P1"><text:span text:style-name="T2">A<text:tab/>Odom<text:tab/>pos<text:tab/>I<text:tab/>string<text:tab/>info<text:tab/>_</text:span></text:p>
      <text:p text:style-name="P1"><text:span text:style-name="T2">P<text:tab/>Odom<text:tab/>read<text:tab/>V<text:tab/>enum<text:tab/>cmd<text:tab/>_</text:span></text:p>
      <text:p text:style-name="P1"><text:span text:style-name="T2">A<text:tab/>Odom<text:tab/>report<text:tab/>I<text:tab/>string<text:tab/>info<text:tab/>_</text:span></text:p>
      <text:p text:style-name="P1"><text:span text:style-name="T2">A<text:tab/>Odom<text:tab/>reset<text:tab/>I<text:tab/>enum<text:tab/>info<text:tab/>_</text:span></text:p>
      <text:p text:style-name="P1"><text:span text:style-name="T2">P<text:tab/>Odom<text:tab/>reset<text:tab/>V<text:tab/>enum<text:tab/>cmd<text:tab/>_</text:span></text:p>
      <text:p text:style-name="P1"><text:span text:style-name="T2">A<text:tab/>Odom<text:tab/>vel<text:tab/>I<text:tab/>string<text:tab/>info<text:tab/>_</text:span></text:p>
      <text:p text:style-name="P1"><text:span text:style-name="T2">A<text:tab/>Mic<text:tab/>bruitNiv1<text:tab/>I<text:tab/>number<text:tab/>Etat<text:tab/>oui</text:span></text:p>
      <text:p text:style-name="P1"><text:span text:style-name="T2">A<text:tab/>Mic<text:tab/>bruitNiv2<text:tab/>I<text:tab/>number<text:tab/>Etat<text:tab/>oui</text:span></text:p>
      <text:p text:style-name="P1"><text:span text:style-name="T2">A<text:tab/>Mic<text:tab/>detectPresenceSon<text:tab/>I<text:tab/>number<text:tab/>Etat<text:tab/>oui</text:span></text:p>
      <text:p text:style-name="P1"><text:span text:style-name="T2">A<text:tab/>Mic<text:tab/>micAngle<text:tab/>F<text:tab/>number<text:tab/>Etat<text:tab/>oui</text:span></text:p>
      <text:p text:style-name="P1"><text:span text:style-name="T2">A<text:tab/>Mic<text:tab/>micMoy<text:tab/>F<text:tab/>number<text:tab/>Etat<text:tab/>oui</text:span></text:p>
      <text:p text:style-name="P1"><text:span text:style-name="T2">A<text:tab/>Mic<text:tab/>micPIC<text:tab/>F<text:tab/>number<text:tab/>Etat<text:tab/>oui</text:span></text:p>
      <text:p text:style-name="P1"><text:span text:style-name="T2">A<text:tab/>Mic<text:tab/>modeMicsF<text:tab/>I<text:tab/>enum<text:tab/>ACK<text:tab/>_</text:span></text:p>
      <text:p text:style-name="P1"><text:span text:style-name="T2">P<text:tab/>Mic<text:tab/>modeMicsF<text:tab/>V<text:tab/>enum<text:tab/>Config<text:tab/>oui</text:span></text:p>
      <text:p text:style-name="P1"><text:span text:style-name="T2">A<text:tab/>Mic<text:tab/>modeMicsI<text:tab/>I<text:tab/>enum<text:tab/>ACK<text:tab/>_</text:span></text:p>
      <text:p text:style-name="P1"><text:span text:style-name="T2">P<text:tab/>Mic<text:tab/>modeMicsI<text:tab/>V<text:tab/>enum<text:tab/>Config<text:tab/>oui</text:span></text:p>
      <text:p text:style-name="P1"><text:span text:style-name="T2">A<text:tab/>Mic<text:tab/>paraMicsF<text:tab/>I<text:tab/>enum<text:tab/>ACK<text:tab/>_</text:span></text:p>
      <text:p text:style-name="P1"><text:span text:style-name="T2">P<text:tab/>Mic<text:tab/>paraMicsF<text:tab/>V<text:tab/>string<text:tab/>Config<text:tab/>oui</text:span></text:p>
      <text:p text:style-name="P1"><text:span text:style-name="T2">A<text:tab/>Mic<text:tab/>paraMicsI<text:tab/>I<text:tab/>enum<text:tab/>ACK<text:tab/>_</text:span></text:p>
      <text:p text:style-name="P1"><text:span text:style-name="T2">P<text:tab/>Mic<text:tab/>paraMicsI<text:tab/>V<text:tab/>string<text:tab/>Config<text:tab/>oui</text:span></text:p>
      <text:p text:style-name="P1"><text:span text:style-name="T2">A<text:tab/>US<text:tab/>act<text:tab/>I<text:tab/>enum<text:tab/>ACK<text:tab/>_</text:span></text:p>
      <text:p text:style-name="P1"><text:span text:style-name="T2">P<text:tab/>US<text:tab/>act<text:tab/>V<text:tab/>boolean<text:tab/>Config<text:tab/>oui</text:span></text:p>
      <text:p text:style-name="P1"><text:span text:style-name="T2">A<text:tab/>US<text:tab/>alert<text:tab/>I<text:tab/>number<text:tab/>Etat<text:tab/>oui</text:span></text:p>
      <text:p text:style-name="P1"><text:span text:style-name="T2">A<text:tab/>US<text:tab/>delta<text:tab/>I<text:tab/>enum<text:tab/>ACK<text:tab/>_</text:span></text:p>
      <text:p text:style-name="P1"><text:span text:style-name="T2">P<text:tab/>US<text:tab/>delta<text:tab/>V<text:tab/>number<text:tab/>Config<text:tab/>oui</text:span></text:p>
      <text:p text:style-name="P1"><text:span text:style-name="T2">A<text:tab/>US<text:tab/>freq<text:tab/>I<text:tab/>enum<text:tab/>ACK<text:tab/>_</text:span></text:p>
      <text:p text:style-name="P1"><text:soft-page-break/><text:span text:style-name="T2">P<text:tab/>US<text:tab/>freq<text:tab/>V<text:tab/>number<text:tab/>Config<text:tab/>oui</text:span></text:p>
      <text:p text:style-name="P1"><text:span text:style-name="T2">A<text:tab/>US<text:tab/>mode<text:tab/>I<text:tab/>enum<text:tab/>ACK<text:tab/>_</text:span></text:p>
      <text:p text:style-name="P1"><text:span text:style-name="T2">P<text:tab/>US<text:tab/>mode<text:tab/>V<text:tab/>enum<text:tab/>Config<text:tab/>oui</text:span></text:p>
      <text:p text:style-name="P1"><text:span text:style-name="T2">A<text:tab/>US<text:tab/>one<text:tab/>I<text:tab/>number<text:tab/>Etat<text:tab/>oui</text:span></text:p>
      <text:p text:style-name="P1"><text:span text:style-name="T2">P<text:tab/>US<text:tab/>read<text:tab/>V<text:tab/>enum<text:tab/>Event<text:tab/>_</text:span></text:p>
      <text:p text:style-name="P1"><text:span text:style-name="T2">A<text:tab/>US<text:tab/>sendall<text:tab/>I<text:tab/>enum<text:tab/>ACK<text:tab/>_</text:span></text:p>
      <text:p text:style-name="P1"><text:span text:style-name="T2">P<text:tab/>US<text:tab/>sendall<text:tab/>V<text:tab/>boolean<text:tab/>Config<text:tab/>oui</text:span></text:p>
      <text:p text:style-name="P1"><text:span text:style-name="T2">A<text:tab/>US<text:tab/>suspect_ms<text:tab/>I<text:tab/>enum<text:tab/>ACK<text:tab/>_</text:span></text:p>
      <text:p text:style-name="P1"><text:span text:style-name="T2">P<text:tab/>US<text:tab/>suspect_ms<text:tab/>V<text:tab/>number<text:tab/>Config<text:tab/>_</text:span></text:p>
      <text:p text:style-name="P1"><text:span text:style-name="T2">A<text:tab/>US<text:tab/>thd<text:tab/>I<text:tab/>enum<text:tab/>ACK<text:tab/>_</text:span></text:p>
      <text:p text:style-name="P1"><text:span text:style-name="T2">P<text:tab/>US<text:tab/>thd<text:tab/>V<text:tab/>number<text:tab/>Config<text:tab/>oui</text:span></text:p>
      <text:p text:style-name="P1"><text:span text:style-name="T2">A<text:tab/>US<text:tab/>val<text:tab/>I<text:tab/>string<text:tab/>Etat<text:tab/>oui</text:span></text:p>
      <text:p text:style-name="P1"><text:span text:style-name="T2">A<text:tab/>SecMvt<text:tab/>act<text:tab/>I<text:tab/>boolean<text:tab/>ACK<text:tab/>_</text:span></text:p>
      <text:p text:style-name="P1"><text:span text:style-name="T2">P<text:tab/>SecMvt<text:tab/>act<text:tab/>V<text:tab/>boolean<text:tab/>Config<text:tab/>oui</text:span></text:p>
      <text:p text:style-name="P1"><text:span text:style-name="T2">A<text:tab/>SecMvt<text:tab/>alert<text:tab/>I<text:tab/>enum<text:tab/>Etat<text:tab/>oui</text:span></text:p>
      <text:p text:style-name="P1"><text:span text:style-name="T2">A<text:tab/>SecMvt<text:tab/>mode<text:tab/>I<text:tab/>enum<text:tab/>ACK<text:tab/>_</text:span></text:p>
      <text:p text:style-name="P1"><text:span text:style-name="T2">P<text:tab/>SecMvt<text:tab/>mode<text:tab/>V<text:tab/>enum<text:tab/>Config<text:tab/>oui</text:span></text:p>
      <text:p text:style-name="P1"><text:span text:style-name="T2">A<text:tab/>SecMvt<text:tab/>scale<text:tab/>I<text:tab/>number<text:tab/>ACK<text:tab/>_</text:span></text:p>
      <text:p text:style-name="P1"><text:span text:style-name="T2">P<text:tab/>SecMvt<text:tab/>scale<text:tab/>V<text:tab/>number<text:tab/>Config<text:tab/>oui</text:span></text:p>
      <text:p text:style-name="P1"><text:span text:style-name="T2">A<text:tab/>SecMvt<text:tab/>status<text:tab/>I<text:tab/>number<text:tab/>Etat<text:tab/>oui</text:span></text:p>
      <text:p text:style-name="P1"><text:span text:style-name="T2">P<text:tab/>SecMvt<text:tab/>status<text:tab/>V<text:tab/>enum<text:tab/>Event<text:tab/>_</text:span></text:p>
      <text:p text:style-name="P1"><text:span text:style-name="T2">A<text:tab/>SecMvt<text:tab/>thd<text:tab/>I<text:tab/>string<text:tab/>ACK<text:tab/>_</text:span></text:p>
      <text:p text:style-name="P1"><text:span text:style-name="T2">P<text:tab/>SecMvt<text:tab/>thd<text:tab/>V<text:tab/>string<text:tab/>Config<text:tab/>oui</text:span></text:p>
      <text:p text:style-name="P1"><text:span text:style-name="T2">A<text:tab/>Srv<text:tab/>act<text:tab/>I<text:tab/>boolean<text:tab/>ACK<text:tab/>_</text:span></text:p>
      <text:p text:style-name="P1"><text:span text:style-name="T2">P<text:tab/>Srv<text:tab/>act<text:tab/>V<text:tab/>boolean<text:tab/>Config<text:tab/>oui</text:span></text:p>
      <text:p text:style-name="P1"><text:span text:style-name="T2">A<text:tab/>Srv<text:tab/>angle<text:tab/>I<text:tab/>number<text:tab/>Etat<text:tab/>oui</text:span></text:p>
      <text:p text:style-name="P1"><text:span text:style-name="T2">P<text:tab/>Srv<text:tab/>angle<text:tab/>V<text:tab/>number<text:tab/>Config<text:tab/>oui</text:span></text:p>
      <text:p text:style-name="P1"><text:span text:style-name="T2">P<text:tab/>Srv<text:tab/>read<text:tab/>V<text:tab/>enum<text:tab/>Event<text:tab/>_</text:span></text:p>
      <text:p text:style-name="P1"><text:span text:style-name="T2">A<text:tab/>Srv<text:tab/>speed<text:tab/>I<text:tab/>number<text:tab/>ACK<text:tab/>_</text:span></text:p>
      <text:p text:style-name="P1"><text:span text:style-name="T2">P<text:tab/>Srv<text:tab/>speed<text:tab/>V<text:tab/>number<text:tab/>Config<text:tab/>oui</text:span></text:p>
      <text:p text:style-name="P1"><text:span text:style-name="T2">A<text:tab/>IRmvt<text:tab/>act<text:tab/>I<text:tab/>boolean<text:tab/>ACK<text:tab/>_</text:span></text:p>
      <text:p text:style-name="P1"><text:span text:style-name="T2">P<text:tab/>IRmvt<text:tab/>act<text:tab/>V<text:tab/>boolean<text:tab/>Config<text:tab/>oui</text:span></text:p>
      <text:p text:style-name="P1"><text:span text:style-name="T2">A<text:tab/>IRmvt<text:tab/>alert<text:tab/>I<text:tab/>boolean<text:tab/>Etat<text:tab/>oui</text:span></text:p>
      <text:p text:style-name="P1"><text:span text:style-name="T2">A<text:tab/>IRmvt<text:tab/>freq<text:tab/>I<text:tab/>number<text:tab/>ACK<text:tab/>_</text:span></text:p>
      <text:p text:style-name="P1"><text:span text:style-name="T2">P<text:tab/>IRmvt<text:tab/>freq<text:tab/>V<text:tab/>number<text:tab/>Config<text:tab/>oui</text:span></text:p>
      <text:p text:style-name="P1"><text:span text:style-name="T2">A<text:tab/>IRmvt<text:tab/>mode<text:tab/>I<text:tab/>enum<text:tab/>ACK<text:tab/>_</text:span></text:p>
      <text:p text:style-name="P1"><text:span text:style-name="T2">P<text:tab/>IRmvt<text:tab/>mode<text:tab/>V<text:tab/>enum<text:tab/>Config<text:tab/>oui</text:span></text:p>
      <text:p text:style-name="P1"><text:span text:style-name="T2">A<text:tab/>IRmvt<text:tab/>read<text:tab/>I<text:tab/>enum<text:tab/>ACK<text:tab/>_</text:span></text:p>
      <text:p text:style-name="P1"><text:span text:style-name="T2">P<text:tab/>IRmvt<text:tab/>read<text:tab/>V<text:tab/>enum<text:tab/>Event<text:tab/>_</text:span></text:p>
      <text:p text:style-name="P1"><text:span text:style-name="T2">A<text:tab/>IRmvt<text:tab/>thd<text:tab/>I<text:tab/>number<text:tab/>ACK<text:tab/>_</text:span></text:p>
      <text:p text:style-name="P1"><text:span text:style-name="T2">P<text:tab/>IRmvt<text:tab/>thd<text:tab/>V<text:tab/>number<text:tab/>Config<text:tab/>oui</text:span></text:p>
      <text:p text:style-name="P1"><text:span text:style-name="T2">A<text:tab/>IRmvt<text:tab/>value<text:tab/>I<text:tab/>number<text:tab/>Etat<text:tab/>oui</text:span></text:p>
      <text:p text:style-name="P1"><text:span text:style-name="T2">A<text:tab/>FS<text:tab/>act<text:tab/>I<text:tab/>boolean<text:tab/>ACK<text:tab/>_</text:span></text:p>
      <text:p text:style-name="P1"><text:span text:style-name="T2">P<text:tab/>FS<text:tab/>act<text:tab/>V<text:tab/>boolean<text:tab/>Config<text:tab/>oui</text:span></text:p>
      <text:p text:style-name="P1"><text:span text:style-name="T2">A<text:tab/>FS<text:tab/>alerte<text:tab/>I<text:tab/>number<text:tab/>Etat<text:tab/>oui</text:span></text:p>
      <text:p text:style-name="P1"><text:span text:style-name="T2">A<text:tab/>FS<text:tab/>cal<text:tab/>I<text:tab/>enum<text:tab/>ACK<text:tab/>_</text:span></text:p>
      <text:p text:style-name="P1"><text:span text:style-name="T2">P<text:tab/>FS<text:tab/>cal<text:tab/>V<text:tab/>number<text:tab/>Config<text:tab/>oui</text:span></text:p>
      <text:p text:style-name="P1"><text:span text:style-name="T2">A<text:tab/>FS<text:tab/>force<text:tab/>F<text:tab/>number<text:tab/>Etat<text:tab/>oui</text:span></text:p>
      <text:p text:style-name="P1"><text:span text:style-name="T2">A<text:tab/>FS<text:tab/>freq<text:tab/>I<text:tab/>enum<text:tab/>ACK<text:tab/>_</text:span></text:p>
      <text:p text:style-name="P1"><text:span text:style-name="T2">P<text:tab/>FS<text:tab/>freq<text:tab/>V<text:tab/>number<text:tab/>Config<text:tab/>oui</text:span></text:p>
      <text:p text:style-name="P1"><text:span text:style-name="T2">A<text:tab/>FS<text:tab/>raw<text:tab/>F<text:tab/>number<text:tab/>Etat<text:tab/>_</text:span></text:p>
      <text:p text:style-name="P1"><text:soft-page-break/><text:span text:style-name="T2">P<text:tab/>FS<text:tab/>read<text:tab/>V<text:tab/>enum<text:tab/>Event<text:tab/>oui</text:span></text:p>
      <text:p text:style-name="P1"><text:span text:style-name="T2">A<text:tab/>FS<text:tab/>status<text:tab/>I<text:tab/>enum<text:tab/>Etat<text:tab/>oui</text:span></text:p>
      <text:p text:style-name="P1"><text:span text:style-name="T2">A<text:tab/>FS<text:tab/>tare<text:tab/>I<text:tab/>enum<text:tab/>ACK<text:tab/>_</text:span></text:p>
      <text:p text:style-name="P1"><text:span text:style-name="T2">P<text:tab/>FS<text:tab/>tare<text:tab/>V<text:tab/>enum<text:tab/>Event<text:tab/>oui</text:span></text:p>
      <text:p text:style-name="P1"><text:span text:style-name="T2">A<text:tab/>FS<text:tab/>thd<text:tab/>I<text:tab/>enum<text:tab/>ACK<text:tab/>_</text:span></text:p>
      <text:p text:style-name="P1"><text:span text:style-name="T2">P<text:tab/>FS<text:tab/>thd<text:tab/>V<text:tab/>number<text:tab/>Config<text:tab/>oui</text:span></text:p>
      <text:p text:style-name="P1"><text:span text:style-name="T2">A<text:tab/>Lring<text:tab/>act<text:tab/>I<text:tab/>boolean<text:tab/>ACK<text:tab/>_</text:span></text:p>
      <text:p text:style-name="P1"><text:span text:style-name="T2">P<text:tab/>Lring<text:tab/>act<text:tab/>V<text:tab/>boolean<text:tab/>Config<text:tab/>oui</text:span></text:p>
      <text:p text:style-name="P1"><text:span text:style-name="T2">A<text:tab/>Lring<text:tab/>clr<text:tab/>I<text:tab/>enum<text:tab/>ACK<text:tab/>_</text:span></text:p>
      <text:p text:style-name="P1"><text:span text:style-name="T2">P<text:tab/>Lring<text:tab/>clr<text:tab/>V<text:tab/>enum<text:tab/>Event<text:tab/>oui</text:span></text:p>
      <text:p text:style-name="P1"><text:span text:style-name="T2">A<text:tab/>Lring<text:tab/>expr<text:tab/>I<text:tab/>string<text:tab/>ACK<text:tab/>_</text:span></text:p>
      <text:p text:style-name="P1"><text:span text:style-name="T2">P<text:tab/>Lring<text:tab/>expr<text:tab/>V<text:tab/>string<text:tab/>Event<text:tab/>oui</text:span></text:p>
      <text:p text:style-name="P1"><text:span text:style-name="T2">A<text:tab/>Lring<text:tab/>init<text:tab/>I<text:tab/>enum<text:tab/>ACK<text:tab/>_</text:span></text:p>
      <text:p text:style-name="P1"><text:span text:style-name="T2">P<text:tab/>Lring<text:tab/>init<text:tab/>V<text:tab/>enum<text:tab/>Event<text:tab/>_</text:span></text:p>
      <text:p text:style-name="P1"><text:span text:style-name="T2">A<text:tab/>Lring<text:tab/>int<text:tab/>I<text:tab/>number<text:tab/>ACK<text:tab/>_</text:span></text:p>
      <text:p text:style-name="P1"><text:span text:style-name="T2">P<text:tab/>Lring<text:tab/>int<text:tab/>V<text:tab/>number<text:tab/>Config<text:tab/>oui</text:span></text:p>
      <text:p text:style-name="P1"><text:span text:style-name="T2">A<text:tab/>Lring<text:tab/>mode<text:tab/>I<text:tab/>enum<text:tab/>ACK<text:tab/>_</text:span></text:p>
      <text:p text:style-name="P1"><text:span text:style-name="T2">P<text:tab/>Lring<text:tab/>mode<text:tab/>V<text:tab/>enum<text:tab/>Config<text:tab/>oui</text:span></text:p>
      <text:p text:style-name="P1"><text:span text:style-name="T2">A<text:tab/>Lring<text:tab/>rgb<text:tab/>I<text:tab/>string<text:tab/>ACK<text:tab/>_</text:span></text:p>
      <text:p text:style-name="P1"><text:span text:style-name="T2">P<text:tab/>Lring<text:tab/>rgb<text:tab/>V<text:tab/>string<text:tab/>Config<text:tab/>oui</text:span></text:p>
      <text:p text:style-name="P1"><text:span text:style-name="T2">A<text:tab/>Lring<text:tab/>urg<text:tab/>I<text:tab/>string<text:tab/>Etat<text:tab/>_</text:span></text:p>
      <text:p text:style-name="P1"><text:span text:style-name="T2">A<text:tab/>Lrub<text:tab/>act<text:tab/>I<text:tab/>boolean<text:tab/>ACK<text:tab/>_</text:span></text:p>
      <text:p text:style-name="P1"><text:span text:style-name="T2">P<text:tab/>Lrub<text:tab/>act<text:tab/>V<text:tab/>boolean<text:tab/>Config<text:tab/>oui</text:span></text:p>
      <text:p text:style-name="P1"><text:span text:style-name="T2">A<text:tab/>Lrub<text:tab/>col<text:tab/>I<text:tab/>string<text:tab/>ACK<text:tab/>_</text:span></text:p>
      <text:p text:style-name="P1"><text:span text:style-name="T2">P<text:tab/>Lrub<text:tab/>col<text:tab/>V<text:tab/>string<text:tab/>Config<text:tab/>oui</text:span></text:p>
      <text:p text:style-name="P1"><text:span text:style-name="T2">A<text:tab/>Lrub<text:tab/>effetFuite<text:tab/>I<text:tab/>boolean<text:tab/>ACK<text:tab/>_</text:span></text:p>
      <text:p text:style-name="P1"><text:span text:style-name="T2">P<text:tab/>Lrub<text:tab/>effetFuite<text:tab/>V<text:tab/>boolean<text:tab/>Event<text:tab/>oui</text:span></text:p>
      <text:p text:style-name="P1"><text:span text:style-name="T2">A<text:tab/>Lrub<text:tab/>init<text:tab/>I<text:tab/>enum<text:tab/>ACK<text:tab/>_</text:span></text:p>
      <text:p text:style-name="P1"><text:span text:style-name="T2">P<text:tab/>Lrub<text:tab/>init<text:tab/>V<text:tab/>enum<text:tab/>Event<text:tab/>_</text:span></text:p>
      <text:p text:style-name="P1"><text:span text:style-name="T2">A<text:tab/>Lrub<text:tab/>lumin<text:tab/>I<text:tab/>number<text:tab/>ACK<text:tab/>_</text:span></text:p>
      <text:p text:style-name="P1"><text:span text:style-name="T2">P<text:tab/>Lrub<text:tab/>lumin<text:tab/>V<text:tab/>number<text:tab/>Config<text:tab/>oui</text:span></text:p>
      <text:p text:style-name="P1"><text:span text:style-name="T2">A<text:tab/>Lrub<text:tab/>timeout<text:tab/>I<text:tab/>string<text:tab/>ACK<text:tab/>_</text:span></text:p>
      <text:p text:style-name="P1"><text:span text:style-name="T2">P<text:tab/>Lrub<text:tab/>timeout<text:tab/>V<text:tab/>number<text:tab/>Config<text:tab/>oui</text:span></text:p>
      <text:p text:style-name="P1"><text:span text:style-name="T2">A<text:tab/>Ctrl_L<text:tab/>act<text:tab/>I<text:tab/>enum<text:tab/>ACK<text:tab/>_</text:span></text:p>
      <text:p text:style-name="P1"><text:span text:style-name="T2">P<text:tab/>Ctrl_L<text:tab/>act<text:tab/>V<text:tab/>boolean<text:tab/>Config<text:tab/>oui</text:span></text:p>
      <text:p text:style-name="P1"><text:span text:style-name="T2">A<text:tab/>Ctrl_L<text:tab/>dead<text:tab/>I<text:tab/>enum<text:tab/>ACK<text:tab/>_</text:span></text:p>
      <text:p text:style-name="P1"><text:span text:style-name="T2">P<text:tab/>Ctrl_L<text:tab/>dead<text:tab/>V<text:tab/>number<text:tab/>Config<text:tab/>oui</text:span></text:p>
      <text:p text:style-name="P1"><text:span text:style-name="T2">A<text:tab/>Ctrl_L<text:tab/>dist<text:tab/>I<text:tab/>enum<text:tab/>ACK<text:tab/>_</text:span></text:p>
      <text:p text:style-name="P1"><text:span text:style-name="T2">P<text:tab/>Ctrl_L<text:tab/>dist<text:tab/>V<text:tab/>number<text:tab/>Config<text:tab/>oui</text:span></text:p>
      <text:p text:style-name="P1"><text:span text:style-name="T2">A<text:tab/>Ctrl_L<text:tab/>status<text:tab/>I<text:tab/>enum<text:tab/>Etat<text:tab/>oui</text:span></text:p>
      <text:p text:style-name="P1"><text:span text:style-name="T2">P<text:tab/>Ctrl_L<text:tab/>status<text:tab/>V<text:tab/>enum<text:tab/>Event<text:tab/>_</text:span></text:p>
      <text:p text:style-name="P1"><text:span text:style-name="T2">A<text:tab/>Ctrl_L<text:tab/>vmax<text:tab/>I<text:tab/>enum<text:tab/>ACK<text:tab/>_</text:span></text:p>
      <text:p text:style-name="P1"><text:span text:style-name="T2">P<text:tab/>Ctrl_L<text:tab/>vmax<text:tab/>V<text:tab/>number<text:tab/>Config<text:tab/>oui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9:18:52.634825100</meta:creation-date>
    <dc:date>2026-03-23T07:39:49.650487500</dc:date>
    <meta:editing-duration>P2DT12H10M39S</meta:editing-duration>
    <meta:editing-cycles>1</meta:editing-cycles>
    <meta:document-statistic meta:table-count="0" meta:image-count="0" meta:object-count="0" meta:page-count="5" meta:paragraph-count="246" meta:word-count="246" meta:character-count="251" meta:non-whitespace-character-count="251"/>
    <meta:generator>LibreOffice/26.2.0.3$Windows_X86_64 LibreOffice_project/620$Build-3</meta:generator>
  </office:meta>
</office:document-meta>
</file>